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style:font-size-asian="14pt" style:font-size-complex="14pt"/>
    </style:style>
    <style:style style:name="P2" style:family="paragraph" style:parent-style-name="Standard">
      <style:text-properties fo:color="#000000" fo:font-size="14pt" officeooo:rsid="001a2b87" officeooo:paragraph-rsid="001a2b87" style:font-size-asian="14pt" style:font-size-complex="14pt"/>
    </style:style>
    <style:style style:name="P3" style:family="paragraph" style:parent-style-name="Standard">
      <style:text-properties fo:color="#000000" fo:font-size="14pt" officeooo:rsid="001afac5" officeooo:paragraph-rsid="001afac5" style:font-size-asian="14pt" style:font-size-complex="14p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fo:font-size="14pt" officeooo:rsid="001d2ed9" officeooo:paragraph-rsid="001d2ed9" style:font-size-asian="14pt" style:font-size-complex="14pt"/>
    </style:style>
    <style:style style:name="P7" style:family="paragraph" style:parent-style-name="Text_20_body">
      <style:text-properties fo:font-size="14pt" officeooo:rsid="001de3bc" officeooo:paragraph-rsid="001de3bc" style:font-size-asian="14pt" style:font-size-complex="14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afac5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afac5" officeooo:paragraph-rsid="001afac5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3f29" officeooo:paragraph-rsid="001c3f29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size="14pt" style:font-size-asian="14pt" style:font-size-complex="14p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size="14pt" style:font-size-asian="14pt" style:font-size-complex="14pt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size="14pt" officeooo:paragraph-rsid="001e8647" style:font-size-asian="14pt" style:font-size-complex="14pt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size="14pt" officeooo:rsid="001e8647" officeooo:paragraph-rsid="001e8647" style:font-size-asian="14pt" style:font-size-complex="14p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size="12pt" officeooo:rsid="001de3bc" officeooo:paragraph-rsid="001de3bc" style:font-size-asian="12pt" style:font-size-complex="12pt"/>
    </style:style>
    <style:style style:name="T1" style:family="text">
      <style:text-properties fo:color="#0000cd"/>
    </style:style>
    <style:style style:name="T2" style:family="text">
      <style:text-properties fo:color="#a52a2a"/>
    </style:style>
    <style:style style:name="T3" style:family="text">
      <style:text-properties officeooo:rsid="001afac5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#f5f2f0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#0000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#000000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3f29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c3f29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de3bc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20" style:family="text">
      <style:text-properties fo:font-variant="normal" fo:text-transform="none" fo:color="#0000cd" style:text-line-through-style="none" style:text-line-through-type="none" style:font-name="Arial" fo:font-size="14pt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0000cd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a52a2a" style:text-line-through-style="none" style:text-line-through-type="none" style:font-name="Arial" fo:font-size="14pt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a52a2a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0077aa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25" style:family="text">
      <style:text-properties fo:font-variant="normal" fo:text-transform="none" fo:color="#0077aa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26" style:family="text">
      <style:text-properties fo:font-variant="normal" fo:text-transform="none" fo:color="#a67f59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27" style:family="text">
      <style:text-properties fo:font-variant="normal" fo:text-transform="none" fo:color="#a67f59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28" style:family="text">
      <style:text-properties fo:font-variant="normal" fo:text-transform="none" fo:color="#999999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29" style:family="text">
      <style:text-properties fo:font-variant="normal" fo:text-transform="none" fo:color="#999999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30" style:family="text">
      <style:text-properties fo:font-variant="normal" fo:text-transform="none" fo:color="#999999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31" style:family="text">
      <style:text-properties fo:font-variant="normal" fo:text-transform="none" fo:color="#999999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32" style:family="text">
      <style:text-properties fo:font-variant="normal" fo:text-transform="none" fo:color="#999999" style:text-line-through-style="none" style:text-line-through-type="none" style:font-name="Arial" fo:font-style="normal" style:text-underline-style="none" fo:font-weight="normal" style:text-blinking="false" fo:background-color="#000000" loext:char-shading-value="0"/>
    </style:style>
    <style:style style:name="T33" style:family="text">
      <style:text-properties fo:font-variant="normal" fo:text-transform="none" fo:color="#999999" style:text-line-through-style="none" style:text-line-through-type="none" style:font-name="Arial" fo:font-style="normal" style:text-underline-style="none" fo:font-weight="normal" style:text-blinking="false" fo:background-color="#000000" loext:char-shading-value="0"/>
    </style:style>
    <style:style style:name="T34" style:family="text">
      <style:text-properties fo:font-variant="normal" fo:text-transform="none" fo:color="#669900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35" style:family="text">
      <style:text-properties fo:font-variant="normal" fo:text-transform="none" fo:color="#669900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36" style:family="text">
      <style:text-properties fo:font-variant="normal" fo:text-transform="none" fo:color="#669900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37" style:family="text">
      <style:text-properties fo:font-variant="normal" fo:text-transform="none" fo:color="#669900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38" style:family="text">
      <style:text-properties fo:font-variant="normal" fo:text-transform="none" fo:color="#669900" style:text-line-through-style="none" style:text-line-through-type="none" style:font-name="Arial" fo:font-style="normal" style:text-underline-style="none" fo:font-weight="normal" style:text-blinking="false" fo:background-color="#000000" loext:char-shading-value="0"/>
    </style:style>
    <style:style style:name="T39" style:family="text">
      <style:text-properties fo:font-variant="normal" fo:text-transform="none" fo:color="#669900" style:text-line-through-style="none" style:text-line-through-type="none" style:font-name="Arial" fo:font-style="normal" style:text-underline-style="none" fo:font-weight="normal" style:text-blinking="false" fo:background-color="#000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bdad3ea-3040-7fa4-11c1-a71fe5053c7c"/>1. What are the two syntaxes for creating an empty array?</text:p>
      <text:p text:style-name="P1"><text:span text:style-name="T1">var cars = [</text:span><text:span text:style-name="T2">"Saab"</text:span><text:span text:style-name="T1">, </text:span><text:span text:style-name="T2">"Volvo"</text:span><text:span text:style-name="T1">, </text:span><text:span text:style-name="T2">"BMW"</text:span><text:span text:style-name="T1">];</text:span></text:p>
      <text:p text:style-name="P1"><text:span text:style-name="T1">var</text:span> cars = <text:span text:style-name="T1">new</text:span> Array(<text:span text:style-name="T2">"Saab"</text:span>, <text:span text:style-name="T2">"Volvo"</text:span>, <text:span text:style-name="T2">"BMW"</text:span>);</text:p>
      <text:p text:style-name="P4"/>
      <text:p text:style-name="P4"><text:bookmark text:name="docs-internal-guid-9bdad3ea-3042-28af-2f61-291bfbee618c"/>2. Write a Javascript Function which returns the</text:p>
      <text:p text:style-name="P8"/>
      <text:p text:style-name="P8">1.1) Max value in an array passed as argument.</text:p>
      <text:p text:style-name="P8"/>
      <text:p text:style-name="P10">&lt;script&gt;</text:p>
      <text:p text:style-name="P10">var points = [40, 100, 1, 5, 25, 10];</text:p>
      <text:p text:style-name="P10">document.getElementById("demo").innerHTML = myArrayMax(points);</text:p>
      <text:p text:style-name="P10"/>
      <text:p text:style-name="P10">function myArrayMax(arr) {</text:p>
      <text:p text:style-name="P10"><text:s text:c="4"/>return Math.min.apply(null, arr);</text:p>
      <text:p text:style-name="P10">}</text:p>
      <text:p text:style-name="P9"><text:span text:style-name="T3">&lt;/script&gt;</text:span></text:p>
      <text:p text:style-name="P8"/>
      <text:p text:style-name="P8"/>
      <text:p text:style-name="P8">1.2) Min value in an array</text:p>
      <text:p text:style-name="P8"/>
      <text:p text:style-name="P8"/>
      <text:p text:style-name="P2">&lt;script&gt;</text:p>
      <text:p text:style-name="P2">var points = [40, 100, 1, 5, 25, 10];</text:p>
      <text:p text:style-name="P2">document.getElementById("demo").innerHTML = points; <text:s text:c="3"/></text:p>
      <text:p text:style-name="P2"/>
      <text:p text:style-name="P2">function myFunction() {</text:p>
      <text:p text:style-name="P2"><text:s text:c="4"/>points.sort(function(a, b){return a - b});</text:p>
      <text:p text:style-name="P2"><text:s text:c="2"/>document.getElementById("demo").innerHTML = points[0];</text:p>
      <text:p text:style-name="P2">}</text:p>
      <text:p text:style-name="P2">&lt;/script&gt;</text:p>
      <text:p text:style-name="P2"/>
      <text:p text:style-name="P3">OR</text:p>
      <text:p text:style-name="P10">&lt;script&gt;</text:p>
      <text:p text:style-name="P10">var points = [40, 100, 1, 5, 25, 10];</text:p>
      <text:p text:style-name="P10">document.getElementById("demo").innerHTML = myArrayMax(points);</text:p>
      <text:p text:style-name="P10"/>
      <text:p text:style-name="P10"><text:soft-page-break/>function myArrayMax(arr) {</text:p>
      <text:p text:style-name="P10"><text:s text:c="4"/>return Math.min.apply(null, arr);</text:p>
      <text:p text:style-name="P10">}</text:p>
      <text:p text:style-name="P10">&lt;/script&gt;</text:p>
      <text:p text:style-name="P10"/>
      <text:p text:style-name="P10"><text:bookmark text:name="docs-internal-guid-9bdad3ea-3561-e9f7-58bf-89ab0d9f14e6"/>3. Add 5 new fruits in the middle of the following array.</text:p>
      <text:p text:style-name="P13">var fruits = ["Apple","Banana"];</text:p>
      <text:p text:style-name="P8">3.1) Get the fruit name in index 3?</text:p>
      <text:p text:style-name="P8"/>
      <text:p text:style-name="P11">&lt;p id="demo"&gt;&lt;/p&gt;</text:p>
      <text:p text:style-name="P11"/>
      <text:p text:style-name="P11">&lt;script&gt;</text:p>
      <text:p text:style-name="P11">var fruit = ["banana", "pineapple", "orange", "apple", "jackfruit"];</text:p>
      <text:p text:style-name="P11">document.getElementById("demo").innerHTML = fruit[2];</text:p>
      <text:p text:style-name="P11">&lt;/script&gt;</text:p>
      <text:p text:style-name="P11"/>
      <text:p text:style-name="P8">3.2) Get the length of the array ?</text:p>
      <text:p text:style-name="P8"/>
      <text:p text:style-name="P11">&lt;p id="demo"&gt;&lt;/p&gt;</text:p>
      <text:p text:style-name="P11"/>
      <text:p text:style-name="P11">&lt;script&gt;</text:p>
      <text:p text:style-name="P11">var fruits = ["Banana", "Orange", "Apple", "Mango"];</text:p>
      <text:p text:style-name="P11">document.getElementById("demo").innerHTML = fruits.length;</text:p>
      <text:p text:style-name="P11">&lt;/script&gt;</text:p>
      <text:p text:style-name="P8"/>
      <text:p text:style-name="P8"/>
      <text:p text:style-name="P8">3.3) Get the reverse order of elements of fruits?</text:p>
      <text:p text:style-name="P7">&lt;script&gt;</text:p>
      <text:p text:style-name="P7">var fruits = ["Banana", "Orange", "Apple", "Mango"];</text:p>
      <text:p text:style-name="P7">document.getElementById("demo").innerHTML = fruits;</text:p>
      <text:p text:style-name="P7"/>
      <text:p text:style-name="P7">function myFunction() {</text:p>
      <text:p text:style-name="P7"><text:soft-page-break/><text:s text:c="3"/></text:p>
      <text:p text:style-name="P7"><text:s text:c="4"/>fruits.reverse();</text:p>
      <text:p text:style-name="P7"><text:s text:c="4"/>document.getElementById("demo").innerHTML = fruits;</text:p>
      <text:p text:style-name="P7">}</text:p>
      <text:p text:style-name="P7">&lt;/script&gt;</text:p>
      <text:p text:style-name="P6"/>
      <text:p text:style-name="P6"><text:s text:c="4"/></text:p>
      <text:p text:style-name="P6"><text:s text:c="4"/></text:p>
      <text:p text:style-name="P6"><text:s text:c="4"/></text:p>
      <text:p text:style-name="P5"/>
      <text:p text:style-name="P5"/>
      <text:p text:style-name="P13">4.Create an array called num with following numbers 4,1,8,3,9,12</text:p>
      <text:p text:style-name="P14"><text:span text:style-name="T4">    </text:span><text:span text:style-name="T14">4.1) Print the sorted array </text:span></text:p>
      <text:p text:style-name="P16"><text:span text:style-name="T14">&lt;script&gt;</text:span></text:p>
      <text:p text:style-name="P16"><text:span text:style-name="T14"><text:s text:c="4"/>var num = [4,1,8,3,9,12];;</text:span></text:p>
      <text:p text:style-name="P16"><text:span text:style-name="T14"><text:s text:c="4"/>document.getElementById("sort").innerHTML = num;</text:span></text:p>
      <text:p text:style-name="P16"><text:span text:style-name="T14"/></text:p>
      <text:p text:style-name="P16"><text:span text:style-name="T14"><text:s text:c="4"/>function myFunction() {</text:span></text:p>
      <text:p text:style-name="P16"><text:span text:style-name="T14"><text:s text:c="8"/>num.sort();</text:span></text:p>
      <text:p text:style-name="P16"><text:span text:style-name="T14"><text:s text:c="8"/>document.getElementById("sort").innerHTML = num;</text:span></text:p>
      <text:p text:style-name="P16"><text:span text:style-name="T14"><text:s text:c="4"/>}</text:span></text:p>
      <text:p text:style-name="P16"><text:span text:style-name="T14"><text:s text:c="4"/>&lt;/script&gt;</text:span></text:p>
      <text:p text:style-name="P5"/>
      <text:p text:style-name="P5"/>
      <text:p text:style-name="P5"/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oft-page-break/><text:span text:style-name="T14">5.</text:span><text:span text:style-name="T21">var</text:span><text:span text:style-name="T5"> </text:span><text:span text:style-name="T16">foods = [</text:span><text:span text:style-name="T23">"rice"</text:span><text:span text:style-name="T16">, </text:span><text:span text:style-name="T23">"pizza"</text:span><text:span text:style-name="T16">, </text:span><text:span text:style-name="T23">"sandwich"</text:span><text:span text:style-name="T16">, </text:span><text:span text:style-name="T23">"rolls"</text:span><text:span text:style-name="T16">];</text:span></text:p>
      <text:p text:style-name="P14"><text:span text:style-name="T5">    </text:span><text:span text:style-name="T16">5.1)Removes the last element ("rolls") from foods</text:span></text:p>
      <text:p text:style-name="P17"><text:span text:style-name="T16">&lt;script&gt;</text:span></text:p>
      <text:p text:style-name="P17"><text:span text:style-name="T16"><text:s text:c="4"/>var foods = ["rice","pizza","sandwich","rolls"];</text:span></text:p>
      <text:p text:style-name="P17"><text:span text:style-name="T16">document.getElementById("pop1").innerHTML = foods;</text:span></text:p>
      <text:p text:style-name="P17"><text:span text:style-name="T16">foods.pop();</text:span></text:p>
      <text:p text:style-name="P17"><text:span text:style-name="T16">document.getElementById("pop2").innerHTML = foods;</text:span></text:p>
      <text:p text:style-name="P17"><text:span text:style-name="T16">foods.push("cake");</text:span></text:p>
      <text:p text:style-name="P17"><text:span text:style-name="T16">document.getElementById("push1").innerHTML = foods;</text:span></text:p>
      <text:p text:style-name="P17"><text:span text:style-name="T16">document.getElementById("shift").innerHTML = foods;</text:span></text:p>
      <text:p text:style-name="P17"><text:span text:style-name="T16">foods.shift();</text:span></text:p>
      <text:p text:style-name="P17"><text:span text:style-name="T16">document.getElementById("shift1").innerHTML = foods;</text:span></text:p>
      <text:p text:style-name="P17"><text:span text:style-name="T16"><text:s text:c="4"/>&lt;/script&gt;</text:span></text:p>
      <text:p text:style-name="P14"><text:span text:style-name="T5">    </text:span><text:span text:style-name="T16">5.2)Adds a new element ("cake") to foods</text:span></text:p>
      <text:p text:style-name="P14"><text:span text:style-name="T16"/></text:p>
      <text:p text:style-name="P16"><text:span text:style-name="T16">&lt;script&gt;</text:span></text:p>
      <text:p text:style-name="P16"><text:span text:style-name="T16"><text:s text:c="4"/>var foods = ["rice","pizza","sandwich","rolls"];</text:span></text:p>
      <text:p text:style-name="P16"><text:span text:style-name="T16">document.getElementById("pop1").innerHTML = foods;</text:span></text:p>
      <text:p text:style-name="P16"><text:span text:style-name="T16">foods.pop();</text:span></text:p>
      <text:p text:style-name="P16"><text:span text:style-name="T16">document.getElementById("pop2").innerHTML = foods;</text:span></text:p>
      <text:p text:style-name="P16"><text:span text:style-name="T16">foods.push("cake");</text:span></text:p>
      <text:p text:style-name="P16"><text:span text:style-name="T16">document.getElementById("push1").innerHTML = foods;</text:span></text:p>
      <text:p text:style-name="P16"><text:span text:style-name="T16">document.getElementById("shift").innerHTML = foods;</text:span></text:p>
      <text:p text:style-name="P16"><text:span text:style-name="T16">foods.shift();</text:span></text:p>
      <text:p text:style-name="P16"><text:span text:style-name="T16">document.getElementById("shift1").innerHTML = foods;</text:span></text:p>
      <text:p text:style-name="P16"><text:span text:style-name="T16"><text:s text:c="4"/>&lt;/script&gt;</text:span></text:p>
      <text:p text:style-name="P15"><text:span text:style-name="T5">   </text:span></text:p>
      <text:p text:style-name="P15"><text:span text:style-name="T5"/></text:p>
      <text:p text:style-name="P15"><text:span text:style-name="T5"><text:s/></text:span><text:span text:style-name="T16">5.3)Removes the first element "rice" from foods</text:span></text:p>
      <text:p text:style-name="P5"/>
      <text:p text:style-name="P5"/>
      <text:p text:style-name="P5"/>
      <text:p text:style-name="P5"/>
      <text:p text:style-name="P5"><text:soft-page-break/></text:p>
      <text:p text:style-name="P14"><text:span text:style-name="T14">6. Create an array like this. </text:span><text:span text:style-name="T25">var</text:span><text:span text:style-name="T7"> </text:span><text:span text:style-name="T19">fruits </text:span><text:span text:style-name="T27">=</text:span><text:span text:style-name="T7"> </text:span><text:span text:style-name="T29">[</text:span><text:span text:style-name="T35">"Apple"</text:span><text:span text:style-name="T29">];</text:span></text:p>
      <text:p text:style-name="P14"><text:span text:style-name="T29">&lt;script&gt;<text:line-break/>      var fruits = ["Apple","Banana"];<text:line-break/><text:line-break/>    &lt;/script&gt;</text:span></text:p>
      <text:p text:style-name="P14"><text:span text:style-name="T29"/></text:p>
      <text:p text:style-name="P14"><text:span text:style-name="T29"/></text:p>
      <text:p text:style-name="P14"><text:span text:style-name="T4">    </text:span><text:span text:style-name="T14">6.1) Add </text:span><text:span text:style-name="T18">Pineapple ,</text:span><text:span text:style-name="T6"> </text:span><text:span text:style-name="T18">Lemon</text:span><text:span text:style-name="T37"> </text:span><text:span text:style-name="T35"> </text:span><text:span text:style-name="T14">before “Apple”</text:span></text:p>
      <text:p text:style-name="P14"><text:span text:style-name="T14"/></text:p>
      <text:p text:style-name="P12"><text:span text:style-name="T14">6.2) Add “</text:span><text:span text:style-name="T18">Orange",</text:span><text:span text:style-name="T6"> </text:span><text:span text:style-name="T18">"Peach" </text:span><text:span text:style-name="T14">after “Apple”</text:span></text:p>
      <text:p text:style-name="P8">(Use suitable codes to create this array)</text:p>
      <text:p text:style-name="P5">&lt;script&gt;<text:line-break/>    var fruits = ["Apple"];<text:line-break/>    fruits.unshift("Lemon","<text:line-break/>    document.getElementById("<text:line-break/><text:line-break/>    function myFunction() {<text:line-break/>        fruits.push("Orange","Peach");<text:line-break/>        document.getElementById("push"<text:line-break/>    }<text:line-break/>    &lt;/script&gt;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4:43:17.352196525</meta:creation-date>
    <dc:date>2017-12-08T15:19:50.981001901</dc:date>
    <meta:editing-duration>PT1H34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99" meta:word-count="363" meta:character-count="3320" meta:non-whitespace-character-count="2877"/>
  </office:meta>
</office:document-meta>
</file>